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2" svg:font-family="'Ubuntu Mono'" style:font-pitch="fixed"/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draw:fill="none" draw:textarea-vertical-align="middle"/>
    </style:style>
    <style:style style:name="gr2" style:family="graphic" style:parent-style-name="objectwithoutfill">
      <style:graphic-properties svg:stroke-width="0.212cm" svg:stroke-color="#5eb91e" draw:marker-start="Circle_20_unfilled" draw:marker-start-width="0.518cm" draw:marker-end="Circle_20_unfilled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ffd428" draw:marker-start="" draw:fill-color="#ffd428" draw:opacity="50%" draw:textarea-horizontal-align="justify" draw:textarea-vertical-align="middle" draw:auto-grow-height="false" fo:min-height="0.766cm" fo:min-width="4.453cm"/>
    </style:style>
    <style:style style:name="gr4" style:family="graphic" style:parent-style-name="standard">
      <style:graphic-properties draw:stroke="none" svg:stroke-color="#000000" draw:fill="none" draw:fill-color="#ffffff" fo:min-height="0.84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objectwithoutfill">
      <style:graphic-properties svg:stroke-width="0.212cm" svg:stroke-color="#ff860d" draw:marker-start="Circle_20_unfilled" draw:marker-start-width="0.518cm" draw:marker-end="Circle_20_unfilled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ff860d" draw:fill-color="#ffb66c" draw:opacity="100%" draw:textarea-horizontal-align="justify" draw:textarea-vertical-align="middle" draw:auto-grow-height="false" fo:min-height="10.644cm" fo:min-width="1.661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svg:stroke-color="#ff860d" draw:fill-color="#ffb66c" draw:opacity="100%" draw:textarea-horizontal-align="justify" draw:textarea-vertical-align="middle" draw:auto-grow-height="false" fo:min-height="10.644cm" fo:min-width="1.407cm"/>
    </style:style>
    <style:style style:name="gr10" style:family="graphic" style:parent-style-name="objectwithoutfill">
      <style:graphic-properties svg:stroke-width="0.212cm" svg:stroke-color="#ff860d" draw:marker-start="Circle_20_unfilled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color="#ff860d" draw:fill-color="#ffb66c" draw:opacity="100%" draw:textarea-horizontal-align="justify" draw:textarea-vertical-align="middle" draw:auto-grow-height="false" fo:min-height="7.42cm" fo:min-width="1.423cm"/>
    </style:style>
    <style:style style:name="gr12" style:family="graphic" style:parent-style-name="standard">
      <style:graphic-properties svg:stroke-color="#ff860d" draw:fill-color="#ffb66c" draw:opacity="100%" draw:textarea-horizontal-align="justify" draw:textarea-vertical-align="middle" draw:auto-grow-height="false" fo:min-height="6.676cm" fo:min-width="1.185cm"/>
    </style:style>
    <style:style style:name="gr13" style:family="graphic" style:parent-style-name="standard">
      <style:graphic-properties draw:stroke="none" svg:stroke-color="#000000" draw:fill="none" draw:fill-color="#ffffff" fo:min-height="0.5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428" draw:opacity="50%"/>
      <style:paragraph-properties fo:text-align="center"/>
    </style:style>
    <style:style style:name="P3" style:family="paragraph">
      <style:text-properties style:font-name="Roboto Slab"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Roboto Slab" fo:font-size="16pt" style:font-size-asian="16pt" style:font-size-complex="16pt"/>
    </style:style>
    <style:style style:name="P5" style:family="paragraph">
      <style:text-properties style:font-name="Roboto Slab"/>
    </style:style>
    <style:style style:name="P6" style:family="paragraph">
      <loext:graphic-properties draw:fill="none" draw:fill-color="#ffffff"/>
      <style:text-properties style:font-name="Roboto Slab"/>
    </style:style>
    <style:style style:name="P7" style:family="paragraph">
      <loext:graphic-properties draw:fill-color="#ffb66c" draw:opacity="100%"/>
      <style:paragraph-properties fo:text-align="center"/>
    </style:style>
    <style:style style:name="P8" style:family="paragraph">
      <style:text-properties style:font-name="Ubuntu Mono2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Ubuntu Mono2"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Ubuntu Mono1" fo:font-size="16pt" style:font-size-asian="16pt" style:font-size-complex="16pt"/>
    </style:style>
    <style:style style:name="T1" style:family="text">
      <style:text-properties style:font-name="Roboto Slab" fo:font-size="16pt" style:font-size-asian="16pt" style:font-size-complex="16pt"/>
    </style:style>
    <style:style style:name="T2" style:family="text">
      <style:text-properties style:font-name="Roboto Slab"/>
    </style:style>
    <style:style style:name="T3" style:family="text">
      <style:text-properties style:font-name="Ubuntu Mono2" fo:font-size="16pt" style:font-size-asian="16pt" style:font-size-complex="16pt"/>
    </style:style>
    <style:style style:name="T4" style:family="text">
      <style:text-properties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branch" svg:x1="4.445cm" svg:y1="1.905cm" svg:x2="4.445cm" svg:y2="9.017cm">
          <text:p/>
        </draw:line>
        <draw:line draw:style-name="gr2" draw:text-style-name="P1" draw:layer="branch" svg:x1="1.651cm" svg:y1="6.096cm" svg:x2="1.647cm" svg:y2="16.065cm">
          <text:p/>
        </draw:line>
        <draw:custom-shape draw:style-name="gr3" draw:text-style-name="P2" draw:layer="layout" svg:width="4.953cm" svg:height="1.016cm" draw:transform="rotate (0.106639617296854) translate (4.655cm 6.924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4.645cm" svg:height="1.09cm" draw:transform="rotate (0.106639617296854) translate (4.826cm 6.917cm)">
          <draw:text-box>
            <text:p text:style-name="P3"><text:span text:style-name="T1">Make changes</text:span></text:p>
          </draw:text-box>
        </draw:frame>
        <draw:frame draw:style-name="gr5" draw:text-style-name="P6" draw:layer="master" svg:width="4.699cm" svg:height="1.27cm" svg:x="0.381cm" svg:y="0.762cm">
          <draw:text-box>
            <text:p text:style-name="P5"><text:span text:style-name="T2">master</text:span></text:p>
          </draw:text-box>
        </draw:frame>
        <draw:line draw:style-name="gr6" draw:text-style-name="P1" draw:layer="master" svg:x1="1.472cm" svg:y1="6.134cm" svg:x2="4.647cm" svg:y2="9.436cm">
          <text:p/>
        </draw:line>
        <draw:line draw:style-name="gr6" draw:text-style-name="P1" draw:layer="master" svg:x1="4.445cm" svg:y1="9.017cm" svg:x2="4.445cm" svg:y2="13.716cm">
          <text:p/>
        </draw:line>
        <draw:line draw:style-name="gr2" draw:text-style-name="P1" draw:layer="master" svg:x1="1.651cm" svg:y1="1.882cm" svg:x2="1.651cm" svg:y2="6.581cm">
          <text:p/>
        </draw:line>
        <draw:frame draw:style-name="gr5" draw:text-style-name="P6" draw:layer="master" svg:width="4.699cm" svg:height="1.27cm" svg:x="3.302cm" svg:y="0.762cm">
          <draw:text-box>
            <text:p text:style-name="P5"><text:span text:style-name="T2">develop</text:span></text:p>
          </draw:text-box>
        </draw:frame>
        <draw:custom-shape draw:style-name="gr7" draw:text-style-name="P7" draw:layer="layout" svg:width="2.16cm" svg:height="13.72cm" draw:transform="rotate (-1.57376338652329) translate (18.577cm 8.18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9" draw:layer="layout" svg:width="10.668cm" svg:height="1.651cm" svg:x="7.493cm" svg:y="8.382cm">
          <draw:text-box>
            <text:p text:style-name="P8"><text:span text:style-name="T3">git add myfile.js</text:span></text:p>
            <text:p text:style-name="P8"><text:span text:style-name="T3">git commit -m “I changed the file”</text:span></text:p>
          </draw:text-box>
        </draw:frame>
        <draw:custom-shape draw:style-name="gr3" draw:text-style-name="P2" draw:layer="branch" svg:width="4.953cm" svg:height="1.016cm" svg:x="5.842cm" svg:y="10.7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branch" svg:width="4.445cm" svg:height="1.09cm" svg:x="6.096cm" svg:y="10.795cm">
          <draw:text-box>
            <text:p text:style-name="P3"><text:span text:style-name="T1">Make </text:span><text:span text:style-name="T1">change</text:span><text:span text:style-name="T1">s</text:span></text:p>
          </draw:text-box>
        </draw:frame>
        <draw:custom-shape draw:style-name="gr9" draw:text-style-name="P7" draw:layer="branch" svg:width="1.906cm" svg:height="13.72cm" draw:transform="rotate (-1.57376338652329) translate (18.632cm 12.56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9" draw:layer="branch" svg:width="10.795cm" svg:height="1.651cm" svg:x="7.62cm" svg:y="12.658cm">
          <draw:text-box>
            <text:p text:style-name="P8"><text:span text:style-name="T3">git add </text:span><text:span text:style-name="T3">myfile.</text:span><text:span text:style-name="T3">js</text:span></text:p>
            <text:p text:style-name="P8"><text:span text:style-name="T3">git </text:span><text:span text:style-name="T3">commit </text:span><text:span text:style-name="T3">-m “I </text:span><text:span text:style-name="T3">changed </text:span><text:span text:style-name="T3">the </text:span><text:span text:style-name="T3">file”</text:span></text:p>
          </draw:text-box>
        </draw:frame>
        <draw:line draw:style-name="gr2" draw:text-style-name="P1" draw:layer="branch" svg:x1="1.644cm" svg:y1="15.554cm" svg:x2="1.644cm" svg:y2="20.253cm">
          <text:p/>
        </draw:line>
        <draw:line draw:style-name="gr10" draw:text-style-name="P1" draw:layer="branch" svg:x1="1.447cm" svg:y1="15.975cm" svg:x2="4.269cm" svg:y2="13.609cm">
          <text:p/>
        </draw:line>
        <draw:custom-shape draw:style-name="gr11" draw:text-style-name="P7" draw:layer="branch" svg:width="1.922cm" svg:height="9.66cm" draw:transform="rotate (-1.70623387674966) translate (11.738cm 16.19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9" draw:layer="branch" svg:width="6.858cm" svg:height="1.651cm" draw:transform="rotate (-0.13247049022637) translate (4.328cm 15.425cm)">
          <draw:text-box>
            <text:p text:style-name="P8"><text:span text:style-name="T3">git checkout master</text:span></text:p>
            <text:p text:style-name="P8"><text:span text:style-name="T3">git merge develop</text:span></text:p>
          </draw:text-box>
        </draw:frame>
        <draw:custom-shape draw:style-name="gr12" draw:text-style-name="P7" draw:layer="layout" svg:width="1.684cm" svg:height="8.723cm" draw:transform="skewX (-0.0113446401379631) rotate (-1.4154620233674) translate (10.508cm 3.81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13" draw:text-style-name="P11" draw:layer="master" svg:width="7.106cm" svg:height="0.835cm" draw:transform="rotate (0.152890842474703) translate (3.518cm 5.273cm)">
          <draw:text-box>
            <text:p text:style-name="P10"><text:span text:style-name="T4">git checkout -b devel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2" svg:font-family="'Ubuntu Mono'" style:font-pitch="fixed"/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"/>
      <draw:layer draw:name="branch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04:28:47.374874260</meta:creation-date>
    <dc:date>2019-04-27T05:37:42.933649827</dc:date>
    <meta:editing-duration>PT13M3S</meta:editing-duration>
    <meta:editing-cycles>2</meta:editing-cycles>
    <meta:generator>LibreOffice/6.1.5.2$Linux_X86_64 LibreOffice_project/10$Build-2</meta:generator>
    <meta:document-statistic meta:object-count="21"/>
  </office:meta>
</office:document-meta>
</file>